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8cm" svg:height="0.8cm" svg:x="8.4cm" svg:y="1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5.9cm" svg:height="1cm" svg:x="10.4cm" svg:y="1.1cm">
          <text:p text:style-name="P2"><text:span text:style-name="T1">Usuario realiza </text:span></text:p>
          <text:p text:style-name="P2"><text:span text:style-name="T1">viaje satisfacto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6.6cm" svg:height="1cm" svg:x="18.9cm" svg:y="3.7cm">
          <text:p text:style-name="P1">Usuario realiza el</text:p>
          <text:p text:style-name="P1">viaje que dese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2" draw:id="id2" draw:layer="layout" svg:x1="13.4cm" svg:y1="3.6cm" svg:x2="13.4cm" svg:y2="2.1cm">
          <text:p/>
        </draw:line>
        <draw:connector draw:style-name="gr3" draw:text-style-name="P1" draw:layer="layout" draw:type="line" svg:x1="19.725cm" svg:y1="4.2cm" svg:x2="13.4cm" svg:y2="3.6cm" draw:start-shape="id1" draw:start-glue-point="9" draw:end-shape="id2" draw:end-glue-point="2" svg:d="m19725 4200-6325-600">
          <text:p/>
        </draw:connector>
        <draw:custom-shape draw:style-name="gr1" draw:text-style-name="P1" xml:id="id3" draw:id="id3" draw:layer="layout" svg:width="6.3cm" svg:height="1.1cm" svg:x="2.6cm" svg:y="4.4cm">
          <text:p text:style-name="P1">Usuario viaja con</text:p>
          <text:p text:style-name="P1">taxista adecuad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6.538cm" svg:y1="4.4cm" svg:x2="13.4cm" svg:y2="3.6cm" draw:start-shape="id3" draw:start-glue-point="4" draw:end-shape="id2" draw:end-glue-point="2" svg:d="m6538 4400 6862-800">
          <text:p/>
        </draw:connector>
        <draw:custom-shape draw:style-name="gr1" draw:text-style-name="P1" draw:layer="layout" svg:width="6.5cm" svg:height="1.7cm" svg:x="1cm" svg:y="7.1cm">
          <text:p text:style-name="P1">Sistema ayuda al</text:p>
          <text:p text:style-name="P1">usuario a elegir</text:p>
          <text:p text:style-name="P1">taxi/taxi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cm" svg:y1="7cm" svg:x2="4.9cm" svg:y2="5.5cm">
          <text:p/>
        </draw:line>
        <draw:custom-shape draw:style-name="gr1" draw:text-style-name="P1" xml:id="id4" draw:id="id4" draw:layer="layout" svg:width="4.7cm" svg:height="1.1cm" svg:x="8.1cm" svg:y="7.3cm">
          <text:p text:style-name="P1">Usuario elige</text:p>
          <text:p text:style-name="P1">taxi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5" draw:id="id5" draw:layer="layout" svg:x1="8.2cm" svg:y1="6.7cm" svg:x2="8.1cm" svg:y2="5cm">
          <text:p/>
        </draw:line>
        <draw:connector draw:style-name="gr3" draw:text-style-name="P1" draw:layer="layout" draw:type="line" svg:x1="8.687cm" svg:y1="7.85cm" svg:x2="8.15cm" svg:y2="6.7cm" draw:start-shape="id4" draw:start-glue-point="9" draw:end-shape="id5" draw:end-glue-point="2" svg:d="m8687 7850-537-1150">
          <text:p/>
        </draw:connector>
        <draw:custom-shape draw:style-name="gr1" draw:text-style-name="P1" draw:layer="layout" svg:width="5.1cm" svg:height="1cm" svg:x="11.2cm" svg:y="4.9cm">
          <text:p text:style-name="P1">Automatiz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cm" svg:y1="7.2cm" svg:x2="11.2cm" svg:y2="5.5cm">
          <text:p/>
        </draw:line>
        <draw:line draw:style-name="gr3" draw:text-style-name="P1" draw:layer="layout" svg:x1="5cm" svg:y1="6.3cm" svg:x2="11.2cm" svg:y2="5.5cm">
          <text:p/>
        </draw:line>
        <draw:frame draw:style-name="gr4" draw:text-style-name="P4" draw:layer="layout" svg:width="2cm" svg:height="0.962cm" svg:x="5.9cm" svg:y="6.3cm">
          <draw:text-box>
            <text:p>++</text:p>
          </draw:text-box>
        </draw:frame>
        <draw:frame draw:style-name="gr5" draw:text-style-name="P4" draw:layer="layout" svg:width="2.3cm" svg:height="0.962cm" svg:x="9.8cm" svg:y="6.4cm">
          <draw:text-box>
            <text:p>--</text:p>
          </draw:text-box>
        </draw:frame>
        <draw:line draw:style-name="gr2" draw:text-style-name="P1" draw:layer="layout" svg:x1="13.3cm" svg:y1="8.7cm" svg:x2="12.4cm" svg:y2="7.7cm">
          <text:p/>
        </draw:line>
        <draw:custom-shape draw:style-name="gr1" draw:text-style-name="P1" draw:layer="layout" svg:width="0.9cm" svg:height="0.8cm" svg:x="13.2cm" svg:y="8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6cm" svg:height="1.6cm" svg:x="1cm" svg:y="11.1cm">
          <text:p text:style-name="P1">Mostrar taxistas</text:p>
          <text:p text:style-name="P1">más adecuados</text:p>
          <text:p text:style-name="P1">según usuar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8" draw:id="id8" draw:layer="layout" svg:width="6.8cm" svg:height="1.5cm" svg:x="6.1cm" svg:y="11.2cm">
          <text:p text:style-name="P1">Usuario elige taxista</text:p>
          <text:p text:style-name="P1">usando lista</text:p>
          <text:p text:style-name="P1">mostra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7" draw:id="id7" draw:layer="layout" svg:x1="4.2cm" svg:y1="10.2cm" svg:x2="4.2cm" svg:y2="8.7cm">
          <text:p/>
        </draw:line>
        <draw:connector draw:style-name="gr3" draw:text-style-name="P1" draw:layer="layout" draw:type="line" svg:x1="4cm" svg:y1="11.1cm" svg:x2="4.2cm" svg:y2="10.2cm" draw:start-shape="id6" draw:start-glue-point="5" draw:end-shape="id7" draw:end-glue-point="2" svg:d="m4000 11100 200-900">
          <text:p/>
        </draw:connector>
        <draw:connector draw:style-name="gr3" draw:text-style-name="P1" draw:layer="layout" draw:type="line" svg:x1="9.5cm" svg:y1="11.2cm" svg:x2="4.2cm" svg:y2="10.2cm" draw:start-shape="id8" draw:start-glue-point="5" draw:end-shape="id7" draw:end-glue-point="2" svg:d="m9500 11200-5300-1000">
          <text:p/>
        </draw:connector>
        <draw:custom-shape draw:style-name="gr1" draw:text-style-name="P1" xml:id="id10" draw:id="id10" draw:layer="layout" svg:width="6cm" svg:height="1.4cm" svg:x="16.3cm" svg:y="14.9cm">
          <text:p text:style-name="P1">Interfaz permite</text:p>
          <text:p text:style-name="P1">seleccionar taxista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9" draw:id="id9" draw:layer="layout" svg:width="6.4cm" svg:height="1.1cm" svg:x="13.2cm" svg:y="10.9cm">
          <text:p text:style-name="P1">Tener perfiles de</text:p>
          <text:p text:style-name="P1">taxista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6.4cm" svg:y1="10.9cm" svg:x2="4.2cm" svg:y2="10.2cm" draw:start-shape="id9" draw:start-glue-point="5" draw:end-shape="id7" draw:end-glue-point="2" svg:d="m16400 10900-12200-700">
          <text:p/>
        </draw:connector>
        <draw:custom-shape draw:style-name="gr1" draw:text-style-name="P1" xml:id="id12" draw:id="id12" draw:layer="layout" svg:width="6cm" svg:height="1.5cm" svg:x="22.1cm" svg:y="15cm">
          <text:p text:style-name="P1">Usuario usa</text:p>
          <text:p text:style-name="P1">interfaz para indicar </text:p>
          <text:p text:style-name="P1">taxi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11" draw:id="id11" draw:layer="layout" svg:x1="12.6cm" svg:y1="13.6cm" svg:x2="12.4cm" svg:y2="11.6cm">
          <text:p/>
        </draw:line>
        <draw:connector draw:style-name="gr3" draw:text-style-name="P1" draw:layer="layout" draw:type="line" svg:x1="17.05cm" svg:y1="15.6cm" svg:x2="12.5cm" svg:y2="13.6cm" draw:start-shape="id10" draw:start-glue-point="9" draw:end-shape="id11" svg:d="m17050 15600-4550-2000">
          <text:p/>
        </draw:connector>
        <draw:connector draw:style-name="gr3" draw:text-style-name="P1" draw:layer="layout" draw:type="line" svg:x1="25.1cm" svg:y1="15cm" svg:x2="12.5cm" svg:y2="13.6cm" draw:start-shape="id12" draw:start-glue-point="5" draw:end-shape="id11" draw:end-glue-point="2" svg:d="m25100 15000-12600-1400">
          <text:p/>
        </draw:connector>
        <draw:custom-shape draw:style-name="gr1" draw:text-style-name="P1" xml:id="id13" draw:id="id13" draw:layer="layout" svg:width="3.6cm" svg:height="0.7cm" svg:x="22.9cm" svg:y="18.1cm">
          <text:p text:style-name="P1">Usuario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24.7cm" svg:y1="18.1cm" svg:x2="25.1cm" svg:y2="16.5cm" draw:start-shape="id13" draw:start-glue-point="4" draw:end-shape="id12" draw:end-glue-point="8" svg:d="m24700 18100 400-1600">
          <text:p/>
        </draw:connector>
        <draw:custom-shape draw:style-name="gr1" draw:text-style-name="P1" xml:id="id14" draw:id="id14" draw:layer="layout" svg:width="3.3cm" svg:height="0.6cm" svg:x="18.8cm" svg:y="18.1cm">
          <text:p text:style-name="P1">TextoTax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20.45cm" svg:y1="18.1cm" svg:x2="19.3cm" svg:y2="16.3cm" draw:start-shape="id14" draw:start-glue-point="4" draw:end-shape="id10" draw:end-glue-point="8" svg:d="m20450 18100-1150-1800">
          <text:p/>
        </draw:connector>
        <draw:line draw:style-name="gr2" draw:text-style-name="P1" xml:id="id16" draw:id="id16" draw:layer="layout" svg:x1="4.3cm" svg:y1="14.3cm" svg:x2="4cm" svg:y2="12.7cm">
          <text:p/>
        </draw:line>
        <draw:custom-shape draw:style-name="gr1" draw:text-style-name="P1" xml:id="id15" draw:id="id15" draw:layer="layout" svg:width="7.4cm" svg:height="1.6cm" svg:x="1cm" svg:y="17.9cm">
          <text:p text:style-name="P1">Mostrar taxistas libres</text:p>
          <text:p text:style-name="P1">ordenados según cercanía</text:p>
          <text:p text:style-name="P1">al usuar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4.7cm" svg:y1="17.9cm" svg:x2="4.15cm" svg:y2="14.3cm" draw:start-shape="id15" draw:start-glue-point="5" draw:end-shape="id16" draw:end-glue-point="2" svg:d="m4700 17900-550-3600">
          <text:p/>
        </draw:connector>
        <draw:custom-shape draw:style-name="gr1" draw:text-style-name="P1" xml:id="id17" draw:id="id17" draw:layer="layout" svg:width="8cm" svg:height="1.9cm" svg:x="5.6cm" svg:y="14.2cm">
          <text:p text:style-name="P1">Mostrar taxistas libres</text:p>
          <text:p text:style-name="P1">ordenados según </text:p>
          <text:p text:style-name="P1">modernidad de sus aut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6.6cm" svg:y1="15.15cm" svg:x2="4.15cm" svg:y2="14.3cm" draw:start-shape="id17" draw:start-glue-point="9" draw:end-shape="id16" draw:end-glue-point="2" svg:d="m6600 15150-2450-850">
          <text:p/>
        </draw:connector>
        <draw:line draw:style-name="gr2" draw:text-style-name="P1" draw:layer="layout" svg:x1="9.342cm" svg:y1="19.542cm" svg:x2="7.642cm" svg:y2="18.742cm">
          <text:p/>
        </draw:line>
        <draw:custom-shape draw:style-name="gr1" draw:text-style-name="P1" draw:layer="layout" svg:width="0.8cm" svg:height="0.8cm" svg:x="14cm" svg:y="16.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cm" svg:y1="16.4cm" svg:x2="12.5cm" svg:y2="15.4cm">
          <text:p/>
        </draw:line>
        <draw:custom-shape draw:style-name="gr1" draw:text-style-name="P1" draw:layer="layout" svg:width="0.8cm" svg:height="0.8cm" svg:x="9.447cm" svg:y="19.05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8cm" svg:height="1.9cm" svg:x="9.2cm" svg:y="17cm">
          <text:p text:style-name="P1">Mostrar taxistas libres</text:p>
          <text:p text:style-name="P1">ordenados según </text:p>
          <text:p text:style-name="P1">calidad como taxista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0.949cm" svg:x1="13.2cm" svg:y1="17cm" svg:x2="4.15cm" svg:y2="14.3cm" draw:start-shape="id18" draw:start-glue-point="5" draw:end-shape="id16" draw:end-glue-point="2" svg:d="m13200 17000c0-600-9050 750-9050-2700">
          <text:p/>
        </draw:connector>
        <draw:line draw:style-name="gr2" draw:text-style-name="P1" draw:layer="layout" svg:x1="17.6cm" svg:y1="19cm" svg:x2="16.3cm" svg:y2="18cm">
          <text:p/>
        </draw:line>
        <draw:custom-shape draw:style-name="gr1" draw:text-style-name="P1" draw:layer="layout" svg:width="0.8cm" svg:height="0.8cm" svg:x="17.7cm" svg:y="18.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2cm" svg:y1="6.5cm" svg:x2="22.2cm" svg:y2="4.7cm">
          <text:p/>
        </draw:line>
        <draw:custom-shape draw:style-name="gr1" draw:text-style-name="P1" draw:layer="layout" svg:width="0.8cm" svg:height="0.8cm" svg:x="22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0T01:46:49</meta:creation-date>
    <dc:date>2014-10-20T02:23:27</dc:date>
    <meta:editing-duration>PT5M33S</meta:editing-duration>
    <meta:editing-cycles>1</meta:editing-cycles>
    <meta:document-statistic meta:object-count="50"/>
    <meta:generator>LibreOffice/3.5$Linux_X86_64 LibreOffice_project/350m1$Build-2</meta:generator>
  </office:meta>
</office:document-meta>
</file>